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T2" style:parent-style-name="DefaultParagraphFont" style:family="text">
      <style:text-properties fo:font-style="italic" style:font-style-asian="italic" style:font-style-complex="italic"/>
    </style:style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name="P8" style:parent-style-name="ListParagraph" style:list-style-name="LFO1" style:family="paragraph"/>
    <style:style style:name="P9" style:parent-style-name="ListParagraph" style:list-style-name="LFO1" style:family="paragraph"/>
    <style:style style:name="P10" style:parent-style-name="ListParagraph" style:list-style-name="LFO1" style:family="paragraph"/>
  </office:automatic-styles>
  <office:body>
    <office:text text:use-soft-page-breaks="true">
      <text:p text:style-name="P1">Docker Image documentation</text:p>
      <text:p text:style-name="Normal"/>
      <text:p text:style-name="Normal">Created a docker<text:s/>container image<text:s/>named<text:s/><text:span text:style-name="T2">dockerfile<text:s/></text:span>to include the following steps:</text:p>
      <text:list text:style-name="LFO1" text:continue-numbering="true">
        <text:list-item>
          <text:p text:style-name="P3">Step 1 - Use an official Python runtime as a parent image.<text:s/>(used<text:s/>`python:3.8-slim`)</text:p>
        </text:list-item>
        <text:list-item>
          <text:p text:style-name="P4">Step 2 - Set the working directory in the container. Used WORKDIR /app.</text:p>
        </text:list-item>
        <text:list-item>
          <text:p text:style-name="P5">Step 3<text:s/>-<text:s/>Copy the application files in the container. Used the command (COPY . .)</text:p>
        </text:list-item>
        <text:list-item>
          <text:p text:style-name="P6">Step 4 -<text:s/>Install system dependencies and ODBC driver.</text:p>
        </text:list-item>
        <text:list-item>
          <text:p text:style-name="P7">Step 5 -<text:s/>Install pip and setuptools.</text:p>
        </text:list-item>
        <text:list-item>
          <text:p text:style-name="P8">Step 6 -<text:s/>Install Python packages specified in requirements.txt.</text:p>
        </text:list-item>
        <text:list-item>
          <text:p text:style-name="P9">Step 7 - Expose port (EXPOSE 5000)</text:p>
        </text:list-item>
        <text:list-item>
          <text:p text:style-name="P10">Step 8 - Define Startup Command (CMD ["python", "app.py"])</text:p>
        </text:list-item>
      </text:list>
      <text:p text:style-name="Normal">Next, build the docker<text:s/>container<text:s/>image with the command:</text:p>
      <text:p text:style-name="Normal"><text:s text:c="2"/>&gt;docker build -t dockerfile .</text:p>
      <text:p text:style-name="Normal">Next, run the docker container using the command that includes the exposed port as in the docker image:</text:p>
      <text:p text:style-name="Normal"><text:s text:c="4"/>&gt;docker run -p 5000:5000 dockerfile</text:p>
      <text:p text:style-name="Normal">Next,<text:s/>Open a web browser and go to http://127.0.0.1:5000 to interact with the application within the Docker container to confirm the application works.</text:p>
      <text:p text:style-name="Normal">Next, Tag and push the docker container image to docker hub. First login to docker using the command in the command line:<text:s/>docker tag dockerfile whule/dockerfile<text:s text:c="4"/>(note that dockerfile is the name of the docker container image).</text:p>
      <text:p text:style-name="Normal">Then push the container image to docker hub with this command: <text:s/>docker push whule/dockerfile <text:s text:c="2"/>(Note that whule is my docker hub userid and dockerfile is the docker container image name)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ERMAS KASIE AMAEWHULE</meta:initial-creator>
    <dc:creator>HERMAS KASIE AMAEWHULE</dc:creator>
    <meta:creation-date>2024-02-03T02:29:00Z</meta:creation-date>
    <dc:date>2024-02-03T03:09:00Z</dc:date>
    <meta:template xlink:href="Normal.dotm" xlink:type="simple"/>
    <meta:editing-cycles>2</meta:editing-cycles>
    <meta:editing-duration>PT2400S</meta:editing-duration>
    <meta:document-statistic meta:page-count="1" meta:paragraph-count="2" meta:word-count="208" meta:character-count="1397" meta:row-count="9" meta:non-whitespace-character-count="1191"/>
  </office:meta>
</office:document-meta>
</file>